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90000039680749A408022B3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24_tab1" style:display-name="$tab1" style:family="table">
      <style:table-properties style:width="17cm" table:align="margins" fo:background-color="transparent">
        <style:background-image/>
      </style:table-properties>
    </style:style>
    <style:style style:name="_24_tab1.A" style:display-name="$tab1.A" style:family="table-column">
      <style:table-column-properties style:column-width="8.5cm" style:rel-column-width="32767*"/>
    </style:style>
    <style:style style:name="_24_tab1.B" style:display-name="$tab1.B" style:family="table-column">
      <style:table-column-properties style:column-width="8.5cm" style:rel-column-width="32768*"/>
    </style:style>
    <style:style style:name="_24_tab1.1" style:display-name="$tab1.1" style:family="table-row">
      <style:table-row-properties fo:background-color="transparent">
        <style:background-image/>
      </style:table-row-properties>
    </style:style>
    <style:style style:name="_24_tab1.A1" style:display-name="$tab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_24_tab1.B1" style:display-name="$tab1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_24_tab1.A2" style:display-name="$tab1.A2" style:family="table-cell">
      <style:table-cell-properties fo:background-color="#f6f9d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_24_tab1.B2" style:display-name="$tab1.B2" style:family="table-cell">
      <style:table-cell-properties fo:background-color="#dee7e5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49504" officeooo:paragraph-rsid="00149504"/>
    </style:style>
    <style:style style:name="P2" style:family="paragraph" style:parent-style-name="Standard">
      <style:text-properties officeooo:paragraph-rsid="001b4092"/>
    </style:style>
    <style:style style:name="P3" style:family="paragraph" style:parent-style-name="Table_20_Contents">
      <style:text-properties officeooo:rsid="00177414" officeooo:paragraph-rsid="00177414"/>
    </style:style>
    <style:style style:name="P4" style:family="paragraph" style:parent-style-name="Table_20_Contents">
      <style:text-properties officeooo:rsid="001b4092" officeooo:paragraph-rsid="001b4092"/>
    </style:style>
    <style:style style:name="T1" style:family="text">
      <style:text-properties officeooo:rsid="001b4092"/>
    </style:style>
    <style:style style:name="T2" style:family="text">
      <style:text-properties officeooo:rsid="00149504"/>
    </style:style>
    <style:style style:name="T3" style:family="text">
      <style:text-properties officeooo:rsid="001e77c0"/>
    </style:style>
    <style:style style:name="fr1" style:family="graphic" style:parent-style-name="Graphics">
      <style:graphic-properties fo:margin-left="0cm" fo:margin-right="0.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$photo" text:anchor-type="char" svg:x="0.071cm" svg:y="0.019cm" svg:width="3.254cm" svg:height="2.937cm" draw:z-index="0"><draw:image xlink:href="Pictures/10000201000003F90000039680749A408022B390.png" xlink:type="simple" xlink:show="embed" xlink:actuate="onLoad" draw:mime-type="image/png"/></draw:frame></text:p>
      <text:p text:style-name="P1"/>
      <text:p text:style-name="P1"/>
      <text:p text:style-name="P1">$Nom $prenon</text:p>
      <text:p text:style-name="P1">est heureux</text:p>
      <text:p text:style-name="P1"/>
      <text:p text:style-name="P1"/>
      <text:p text:style-name="P1"/>
      <text:p text:style-name="P1"/>
      <text:p text:style-name="P1"/>
      <table:table table:name="$tab1" table:style-name="_24_tab1">
        <table:table-column table:style-name="_24_tab1.A"/>
        <table:table-column table:style-name="_24_tab1.B"/>
        <table:table-row table:style-name="_24_tab1.1">
          <table:table-cell table:style-name="_24_tab1.A1" office:value-type="string">
            <text:p text:style-name="P3">aaa<text:span text:style-name="T1">tab1</text:span></text:p>
          </table:table-cell>
          <table:table-cell table:style-name="_24_tab1.B1" office:value-type="string">
            <text:p text:style-name="P3">bbbb</text:p>
          </table:table-cell>
        </table:table-row>
        <table:table-row table:style-name="_24_tab1.1">
          <table:table-cell table:style-name="_24_tab1.A2" office:value-type="string">
            <text:p text:style-name="P4"><text:span text:style-name="T3">Mon </text:span>$cell1</text:p>
          </table:table-cell>
          <table:table-cell table:style-name="_24_tab1.B2" office:value-type="string">
            <text:p text:style-name="P4">$cell2</text:p>
          </table:table-cell>
        </table:table-row>
      </table:table>
      <text:p text:style-name="P1"/>
      <text:p text:style-name="P1"/>
      <text:p text:style-name="P1"/>
      <text:p text:style-name="P1"/>
      <text:p text:style-name="P2"><text:span text:style-name="T2">$</text:span><text:span text:style-name="T1">signature</text:span><text:span text:style-name="T2"> 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3T17:50:26.075107455</meta:creation-date>
    <dc:date>2020-07-17T08:59:19.818877611</dc:date>
    <meta:editing-duration>PT27M12S</meta:editing-duration>
    <meta:editing-cycles>9</meta:editing-cycles>
    <meta:generator>LibreOffice/7.0.0.1$Linux_X86_64 LibreOffice_project/00$Build-1</meta:generator>
    <meta:document-statistic meta:table-count="1" meta:image-count="1" meta:object-count="0" meta:page-count="1" meta:paragraph-count="7" meta:word-count="10" meta:character-count="61" meta:non-whitespace-character-count="57"/>
  </office:meta>
</office:document-meta>
</file>